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Standard">Abc</text:p>
      <text:p text:style-name="Standard">def</text:p>
      <text:p text:style-name="Standard">ghi jkl</text:p>
      <text:p text:style-name="Standard">mno pqr stuv wx</text:p>
      <text:p text:style-name="Standard">yz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abc</text:p>
            <text:p text:style-name="Standard">def</text:p>
            <text:p text:style-name="Standard">ghi jkl <text:span text:style-name="T1">mno</text:span> pqr stuv wx</text:p>
            <text:p text:style-name="Standard">yz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1-12-20T08:22:23.05</meta:creation-date>
    <meta:document-statistic meta:table-count="1" meta:image-count="0" meta:object-count="0" meta:page-count="1" meta:paragraph-count="9" meta:word-count="18" meta:character-count="61"/>
    <dc:date>2011-12-20T09:09:12.93</dc:date>
    <dc:creator>Jim Kornelsen</dc:creator>
    <meta:editing-duration>PT31M39S</meta:editing-duration>
    <meta:editing-cycles>1</meta:editing-cycles>
    <meta:generator>OpenOffice.org/3.3$Win32 OpenOffice.org_project/330m20$Build-9567</meta:generator>
  </office:meta>
</office:document-meta>
</file>